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99in" fo:margin-left="0.25in" fo:margin-top="0.15in" fo:margin-bottom="0in" table:align="left" style:shadow="none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0.3646in"/>
    </style:style>
    <style:style style:name="Table1.D" style:family="table-column">
      <style:table-column-properties style:column-width="0.6882in"/>
    </style:style>
    <style:style style:name="Table1.I" style:family="table-column">
      <style:table-column-properties style:column-width="0.3757in"/>
    </style:style>
    <style:style style:name="Table1.J" style:family="table-column">
      <style:table-column-properties style:column-width="0.6875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1.L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L2" style:family="table-cell">
      <style:table-cell-properties fo:padding="0.0382in" fo:border-left="1.25pt solid #000000" fo:border-right="1.25pt solid #000000" fo:border-top="none" fo:border-bottom="1.25pt solid #000000"/>
    </style:style>
    <style:style style:name="P1" style:family="paragraph" style:parent-style-name="Header">
      <style:text-properties officeooo:rsid="001bf758" officeooo:paragraph-rsid="001bf758"/>
    </style:style>
    <style:style style:name="P2" style:family="paragraph" style:parent-style-name="Text_20_body">
      <style:text-properties officeooo:rsid="001d860a" officeooo:paragraph-rsid="001d860a"/>
    </style:style>
    <style:style style:name="P3" style:family="paragraph" style:parent-style-name="Table_20_Contents">
      <style:paragraph-properties fo:margin-top="0.1583in" fo:margin-bottom="0.1583in" loext:contextual-spacing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rsid="001e083c" officeooo:paragraph-rsid="001e083c" style:font-size-asian="15pt" style:font-size-complex="15pt"/>
    </style:style>
    <style:style style:name="P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style:font-size-asian="15pt" style:font-size-complex="15pt"/>
    </style:style>
    <style:style style:name="P6" style:family="paragraph">
      <loext:graphic-properties draw:fill-color="#ffffff"/>
      <style:text-properties fo:font-size="12pt"/>
    </style:style>
    <style:style style:name="gr1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36in" fo:min-width="1.8626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09in" fo:min-width="1.1047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339in" fo:min-width="0.7429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Shape1" draw:style-name="gr1" draw:text-style-name="P6" svg:width="1.874in" svg:height="0.235in" svg:x="1.1445in" svg:y="0.0075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6" svg:width="1.1161in" svg:height="0.2323in" svg:x="4.0453in" svg:y="0in"><text:p/><draw:enhanced-geometry svg:viewBox="0 0 21600 21600" draw:type="rectangle" draw:enhanced-path="M 0 0 L 21600 0 21600 21600 0 21600 0 0 Z N"/></draw:custom-shape><text:s text:c="6"/>Occupation:<text:tab/><text:tab/><text:tab/><text:tab/><text:tab/>Gender:<text:tab/><text:tab/><text:tab/>Ag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column table:style-name="Table1.J"/>
        <table:table-column table:style-name="Table1.I"/>
        <table:table-column table:style-name="Table1.D"/>
        <table:table-row table:style-name="Table1.1">
          <table:table-cell table:style-name="Table1.A1" office:value-type="string">
            <text:p text:style-name="P4">অ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আ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ই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ঈ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উ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draw:custom-shape text:anchor-type="paragraph" draw:z-index="2" draw:name="Shape1" draw:style-name="gr3" draw:text-style-name="P6" svg:width="0.7543in" svg:height="0.2453in" svg:x="0.1709in" svg:y="-0.5472in"><text:p/><draw:enhanced-geometry svg:viewBox="0 0 21600 21600" draw:type="rectangle" draw:enhanced-path="M 0 0 L 21600 0 21600 21600 0 21600 0 0 Z N"/></draw:custom-shape>ঊ</text:p>
          </table:table-cell>
          <table:table-cell table:style-name="Table1.L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ঋ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এ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ঐ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ও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ঔ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ক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খ</text:p>
          </table:table-cell>
          <table:table-cell table:style-name="Table1.A2" office:value-type="string">
            <text:p text:style-name="P5"><text:s text:c="26"/></text:p>
          </table:table-cell>
          <table:table-cell table:style-name="Table1.A2" office:value-type="string">
            <text:p text:style-name="P5">গ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ঘ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ঙ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চ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ছ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জ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ঝ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ঞ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ট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ঠ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ড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ঢ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ণ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ত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থ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দ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ধ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ন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প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ফ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ব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ভ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ম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য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র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ল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শ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ষ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স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হ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ক্ষ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ড়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ঢ়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য়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ৎ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ং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ঃ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ঁ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া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ি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ী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ু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ূ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ৃ 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ে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ৈ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ো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ৌ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১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২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৩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৪</text:p>
          </table:table-cell>
          <table:table-cell table:style-name="Table1.L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৫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৬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৭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৮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৯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০</text:p>
          </table:table-cell>
          <table:table-cell table:style-name="Table1.L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f758" officeooo:paragraph-rsid="001bf7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6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6:56:28.870715305</meta:creation-date>
    <meta:editing-duration>PT6M41S</meta:editing-duration>
    <meta:editing-cycles>4</meta:editing-cycles>
    <meta:generator>LibreOffice/5.4.5.1$Linux_X86_64 LibreOffice_project/40m0$Build-1</meta:generator>
    <dc:date>2018-03-06T17:14:10.093341286</dc:date>
    <meta:document-statistic meta:table-count="1" meta:image-count="0" meta:object-count="0" meta:page-count="1" meta:paragraph-count="74" meta:word-count="74" meta:character-count="197" meta:non-whitespace-character-count="93"/>
  </office:meta>
</office:document-meta>
</file>